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db0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modified para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t param</text:p>
          </table:table-cell>
          <table:table-cell office:value-type="string" calcext:value-type="string">
            <text:p>ground true</text:p>
          </table:table-cell>
          <table:table-cell office:value-type="string" calcext:value-type="string">
            <text:p>predict valu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SANHR5</text:p>
          </table:table-cell>
          <table:table-cell office:value-type="string" calcext:value-type="string">
            <text:p>I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_max</text:p>
          </table:table-cell>
          <table:table-cell office:value-type="float" office:value="26.1512" calcext:value-type="float">
            <text:p>26.1512</text:p>
          </table:table-cell>
          <table:table-cell office:value-type="float" office:value="7.03925" calcext:value-type="float">
            <text:p>7.039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7428" calcext:value-type="float">
            <text:p>-58.74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3824" calcext:value-type="float">
            <text:p>1.38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ANHR2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ax</text:p>
          </table:table-cell>
          <table:table-cell office:value-type="float" office:value="26.5128" calcext:value-type="float">
            <text:p>26.51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867" calcext:value-type="float">
            <text:p>-58.8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375" calcext:value-type="float">
            <text:p>1.37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3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ax</text:p>
          </table:table-cell>
          <table:table-cell office:value-type="float" office:value="23.4155527637514" calcext:value-type="float">
            <text:p>23.41555276375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in</text:p>
          </table:table-cell>
          <table:table-cell office:value-type="float" office:value="-58.5346214386448" calcext:value-type="float">
            <text:p>-58.5346214386448</text:p>
          </table:table-cell>
          <table:table-cell office:value-type="float" office:value="10.498" calcext:value-type="float">
            <text:p>10.4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12488469931832" calcext:value-type="float">
            <text:p>1.1248846993183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ANHR4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_max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21.86927666" calcext:value-type="float">
            <text:p>21.869276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_min</text:p>
          </table:table-cell>
          <table:table-cell office:value-type="float" office:value="-57.4309" calcext:value-type="float">
            <text:p>-57.4309</text:p>
          </table:table-cell>
          <table:table-cell office:value-type="float" office:value="36.97395697" calcext:value-type="float">
            <text:p>36.97395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2349" calcext:value-type="float">
            <text:p>1.23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5_2</text:p>
          </table:table-cell>
          <table:table-cell office:value-type="string" calcext:value-type="string">
            <text:p>I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_max</text:p>
          </table:table-cell>
          <table:table-cell office:value-type="float" office:value="26.1512" calcext:value-type="float">
            <text:p>26.1512</text:p>
          </table:table-cell>
          <table:table-cell office:value-type="float" office:value="7.10481075" calcext:value-type="float">
            <text:p>7.1048107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7428" calcext:value-type="float">
            <text:p>-58.74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3824" calcext:value-type="float">
            <text:p>1.38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5_3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7.4664444357492" calcext:value-type="float">
            <text:p>27.4664444357492</text:p>
          </table:table-cell>
          <table:table-cell office:value-type="float" office:value="8.80421283" calcext:value-type="float">
            <text:p>8.804212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6294696834002" calcext:value-type="float">
            <text:p>-58.62946968340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2.0997900209979" calcext:value-type="float">
            <text:p>2.0997900209979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5_3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7.4664444357492" calcext:value-type="float">
            <text:p>27.4664444357492</text:p>
          </table:table-cell>
          <table:table-cell office:value-type="float" office:value="8.84490754" calcext:value-type="float">
            <text:p>8.844907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6294696834002" calcext:value-type="float">
            <text:p>-58.62946968340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2.0997900209979" calcext:value-type="float">
            <text:p>2.0997900209979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5_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_max</text:p>
          </table:table-cell>
          <table:table-cell office:value-type="float" office:value="27.66602628107" calcext:value-type="float">
            <text:p>27.66602628107</text:p>
          </table:table-cell>
          <table:table-cell office:value-type="float" office:value="10.0458075" calcext:value-type="float">
            <text:p>10.04580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1394494888152" calcext:value-type="float">
            <text:p>-58.13944948881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2.7999972000028" calcext:value-type="float">
            <text:p>2.7999972000028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_max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20.32905038" calcext:value-type="float">
            <text:p>20.3290503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_min</text:p>
          </table:table-cell>
          <table:table-cell office:value-type="float" office:value="-57.4309" calcext:value-type="float">
            <text:p>-57.4309</text:p>
          </table:table-cell>
          <table:table-cell office:value-type="float" office:value="25.26838712" calcext:value-type="float">
            <text:p>25.268387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2349" calcext:value-type="float">
            <text:p>1.23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4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_max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21.98022784" calcext:value-type="float">
            <text:p>21.9802278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_min</text:p>
          </table:table-cell>
          <table:table-cell office:value-type="float" office:value="-57.4309" calcext:value-type="float">
            <text:p>-57.4309</text:p>
          </table:table-cell>
          <table:table-cell office:value-type="float" office:value="36.68232938" calcext:value-type="float">
            <text:p>36.682329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1.2349" calcext:value-type="float">
            <text:p>1.23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5_5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_max</text:p>
          </table:table-cell>
          <table:table-cell office:value-type="float" office:value="27.6648879517761" calcext:value-type="float">
            <text:p>27.664887951776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1392891303535" calcext:value-type="float">
            <text:p>-58.139289130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357178571428571" calcext:value-type="float">
            <text:p>0.35717857142857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</text:p>
          </table:table-cell>
          <table:table-cell office:value-type="float" office:value="2.7997200279972" calcext:value-type="float">
            <text:p>2.7997200279972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ANHR5_5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7.4664444357492" calcext:value-type="float">
            <text:p>27.4664444357492</text:p>
          </table:table-cell>
          <table:table-cell office:value-type="float" office:value="9.99856271" calcext:value-type="float">
            <text:p>9.9985627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_min</text:p>
          </table:table-cell>
          <table:table-cell office:value-type="float" office:value="-58.6294696834002" calcext:value-type="float">
            <text:p>-58.62946968340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476238095238095" calcext:value-type="float">
            <text:p>0.476238095238095</text:p>
          </table:table-cell>
          <table:table-cell table:number-columns-repeated="3"/>
          <table:table-cell office:value-type="float" office:value="10000000000" calcext:value-type="float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7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3.206473766003" calcext:value-type="float">
            <text:p>23.206473766003</text:p>
          </table:table-cell>
          <table:table-cell office:value-type="float" office:value="222.78188048" calcext:value-type="float">
            <text:p>222.7818804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min</text:p>
          </table:table-cell>
          <table:table-cell office:value-type="float" office:value="-58.3387202179656" calcext:value-type="float">
            <text:p>-58.3387202179656</text:p>
          </table:table-cell>
          <table:table-cell office:value-type="float" office:value="90.57791584" calcext:value-type="float">
            <text:p>90.577915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555611111111111" calcext:value-type="float">
            <text:p>0.555611111111111</text:p>
          </table:table-cell>
          <table:table-cell table:number-columns-repeated="3"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7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3.206473766003" calcext:value-type="float">
            <text:p>23.206473766003</text:p>
          </table:table-cell>
          <table:table-cell office:value-type="float" office:value="9.85450295" calcext:value-type="float">
            <text:p>9.8545029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min</text:p>
          </table:table-cell>
          <table:table-cell office:value-type="float" office:value="-58.3387202179656" calcext:value-type="float">
            <text:p>-58.3387202179656</text:p>
          </table:table-cell>
          <table:table-cell office:value-type="float" office:value="14.12713655" calcext:value-type="float">
            <text:p>14.127136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555611111111111" calcext:value-type="float">
            <text:p>0.555611111111111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8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1.5597782673603" calcext:value-type="float">
            <text:p>21.5597782673603</text:p>
          </table:table-cell>
          <table:table-cell office:value-type="float" office:value="7.87603027" calcext:value-type="float">
            <text:p>7.8760302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min</text:p>
          </table:table-cell>
          <table:table-cell office:value-type="float" office:value="-58.4564744874536" calcext:value-type="float">
            <text:p>-58.4564744874536</text:p>
          </table:table-cell>
          <table:table-cell office:value-type="float" office:value="19.94506843" calcext:value-type="float">
            <text:p>19.945068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1.046333333333" calcext:value-type="float">
            <text:p>1.04633333333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ANHR7</text:p>
          </table:table-cell>
          <table:table-cell office:value-type="string" calcext:value-type="string">
            <text:p>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ax</text:p>
          </table:table-cell>
          <table:table-cell office:value-type="float" office:value="27.4664444357492" calcext:value-type="float">
            <text:p>27.4664444357492</text:p>
          </table:table-cell>
          <table:table-cell office:value-type="float" office:value="9.99075796" calcext:value-type="float">
            <text:p>9.990757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_min</text:p>
          </table:table-cell>
          <table:table-cell office:value-type="float" office:value="-58.6294696834002" calcext:value-type="float">
            <text:p>-58.62946968340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476238095238095" calcext:value-type="float">
            <text:p>0.47623809523809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ANHR3_2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ax</text:p>
          </table:table-cell>
          <table:table-cell office:value-type="float" office:value="23.4670706762755" calcext:value-type="float">
            <text:p>23.4670706762755</text:p>
          </table:table-cell>
          <table:table-cell office:value-type="float" office:value="0.29426789" calcext:value-type="float">
            <text:p>0.2942678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in</text:p>
          </table:table-cell>
          <table:table-cell office:value-type="float" office:value="-58.5837622430482" calcext:value-type="float">
            <text:p>-58.5837622430482</text:p>
          </table:table-cell>
          <table:table-cell office:value-type="float" office:value="10.0326079" calcext:value-type="float">
            <text:p>10.03260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909181818181818" calcext:value-type="float">
            <text:p>0.9091818181818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ANHR3_2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ax</text:p>
          </table:table-cell>
          <table:table-cell office:value-type="float" office:value="23.4670706762755" calcext:value-type="float">
            <text:p>23.46707067627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_min</text:p>
          </table:table-cell>
          <table:table-cell office:value-type="float" office:value="-58.5837622430482" calcext:value-type="float">
            <text:p>-58.5837622430482</text:p>
          </table:table-cell>
          <table:table-cell office:value-type="float" office:value="9.67266804" calcext:value-type="float">
            <text:p>9.672668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909181818181818" calcext:value-type="float">
            <text:p>0.9091818181818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ANHR9</text:p>
          </table:table-cell>
          <table:table-cell office:value-type="string" calcext:value-type="string">
            <text:p>IS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_max</text:p>
          </table:table-cell>
          <table:table-cell office:value-type="float" office:value="16.4266712966538" calcext:value-type="float">
            <text:p>16.4266712966538</text:p>
          </table:table-cell>
          <table:table-cell office:value-type="float" office:value="0.50720168" calcext:value-type="float">
            <text:p>0.5072016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_min</text:p>
          </table:table-cell>
          <table:table-cell office:value-type="float" office:value="-56.9532351950274" calcext:value-type="float">
            <text:p>-56.9532351950274</text:p>
          </table:table-cell>
          <table:table-cell office:value-type="float" office:value="50.2896037" calcext:value-type="float">
            <text:p>50.2896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41675" calcext:value-type="float">
            <text:p>0.4167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ANHR9_2</text:p>
          </table:table-cell>
          <table:table-cell office:value-type="string" calcext:value-type="string">
            <text:p>IS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_max</text:p>
          </table:table-cell>
          <table:table-cell office:value-type="float" office:value="16.4266712966538" calcext:value-type="float">
            <text:p>16.4266712966538</text:p>
          </table:table-cell>
          <table:table-cell office:value-type="float" office:value="0.50345608" calcext:value-type="float">
            <text:p>0.503456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_min</text:p>
          </table:table-cell>
          <table:table-cell office:value-type="float" office:value="-56.9532351950274" calcext:value-type="float">
            <text:p>-56.9532351950274</text:p>
          </table:table-cell>
          <table:table-cell office:value-type="float" office:value="49.39870598" calcext:value-type="float">
            <text:p>49.39870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41675" calcext:value-type="float">
            <text:p>0.4167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10</text:p>
          </table:table-cell>
          <table:table-cell office:value-type="string" calcext:value-type="string">
            <text:p>IS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_max</text:p>
          </table:table-cell>
          <table:table-cell office:value-type="float" office:value="20.823561591961" calcext:value-type="float">
            <text:p>20.8235615919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_min</text:p>
          </table:table-cell>
          <table:table-cell office:value-type="float" office:value="-58.3637735488713" calcext:value-type="float">
            <text:p>-58.3637735488713</text:p>
          </table:table-cell>
          <table:table-cell office:value-type="float" office:value="22.58409436" calcext:value-type="float">
            <text:p>22.58409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1.0879" calcext:value-type="float">
            <text:p>1.087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10_2</text:p>
          </table:table-cell>
          <table:table-cell office:value-type="string" calcext:value-type="string">
            <text:p>IS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_max</text:p>
          </table:table-cell>
          <table:table-cell office:value-type="float" office:value="20.823561591961" calcext:value-type="float">
            <text:p>20.82356159196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_min</text:p>
          </table:table-cell>
          <table:table-cell office:value-type="float" office:value="-58.3637735488713" calcext:value-type="float">
            <text:p>-58.3637735488713</text:p>
          </table:table-cell>
          <table:table-cell office:value-type="float" office:value="22.5625913" calcext:value-type="float">
            <text:p>22.5625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1.0879" calcext:value-type="float">
            <text:p>1.087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10_3</text:p>
          </table:table-cell>
          <table:table-cell office:value-type="string" calcext:value-type="string">
            <text:p>IS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_max</text:p>
          </table:table-cell>
          <table:table-cell office:value-type="float" office:value="16.9999655522924" calcext:value-type="float">
            <text:p>16.9999655522924</text:p>
          </table:table-cell>
          <table:table-cell office:value-type="float" office:value="542.52366899" calcext:value-type="float">
            <text:p>542.5236689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_min</text:p>
          </table:table-cell>
          <table:table-cell office:value-type="float" office:value="-56.5535334216656" calcext:value-type="float">
            <text:p>-56.5535334216656</text:p>
          </table:table-cell>
          <table:table-cell office:value-type="float" office:value="77.53544918" calcext:value-type="float">
            <text:p>77.535449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32" calcext:value-type="float">
            <text:p>0.3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NHR10_3</text:p>
          </table:table-cell>
          <table:table-cell office:value-type="string" calcext:value-type="string">
            <text:p>IS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_max</text:p>
          </table:table-cell>
          <table:table-cell office:value-type="float" office:value="16.9999655522924" calcext:value-type="float">
            <text:p>16.9999655522924</text:p>
          </table:table-cell>
          <table:table-cell office:value-type="float" office:value="542.52366899" calcext:value-type="float">
            <text:p>542.5236689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_min</text:p>
          </table:table-cell>
          <table:table-cell office:value-type="float" office:value="-56.5535334216656" calcext:value-type="float">
            <text:p>-56.5535334216656</text:p>
          </table:table-cell>
          <table:table-cell office:value-type="float" office:value="56.68343012" calcext:value-type="float">
            <text:p>56.68343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32" calcext:value-type="float">
            <text:p>0.3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ANHR10_3</text:p>
          </table:table-cell>
          <table:table-cell office:value-type="string" calcext:value-type="string">
            <text:p>IS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_max</text:p>
          </table:table-cell>
          <table:table-cell office:value-type="float" office:value="21.7212330764172" calcext:value-type="float">
            <text:p>21.72123307641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min</text:p>
          </table:table-cell>
          <table:table-cell office:value-type="float" office:value="-58.407109141637" calcext:value-type="float">
            <text:p>-58.407109141637</text:p>
          </table:table-cell>
          <table:table-cell office:value-type="float" office:value="16.1579612" calcext:value-type="float">
            <text:p>16.15796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0.96175" calcext:value-type="float">
            <text:p>0.9617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_mean</text:p>
          </table:table-cell>
          <table:table-cell office:value-type="float" office:value="-40.2265497868504" calcext:value-type="float">
            <text:p>-40.22654978685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1:28:48.061331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5:45:26.666749332</meta:creation-date>
    <meta:generator>LibreOffice/24.2.7.2$Linux_X86_64 LibreOffice_project/420$Build-2</meta:generator>
    <dc:date>2025-03-24T09:10:25.625399075</dc:date>
    <meta:editing-duration>P3DT23H46M52S</meta:editing-duration>
    <meta:editing-cycles>111</meta:editing-cycles>
    <meta:document-statistic meta:table-count="1" meta:cell-count="388" meta:object-count="0"/>
  </office:meta>
</office:document-meta>
</file>